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5 SPLASH ; 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’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5 HARDEN ; 7 SCRATCH ; 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5 HARDEN ; 7 SCRATCH ; 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ERODATYL ; EV_ITEM, MEGA_STONE_Y, 1, MAERODA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7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FUSION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6">00/00/0000</text:date>, <text:time style:data-style-name="N2" text:time-value="04:27:10.851163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6-06T04:27:57.769207279</dc:date>
    <dc:creator>Michael </dc:creator>
    <meta:editing-duration>P20DT14H22M37S</meta:editing-duration>
    <meta:editing-cycles>260</meta:editing-cycles>
    <meta:document-statistic meta:table-count="2" meta:cell-count="4984" meta:object-count="0"/>
  </office:meta>
</office:document-meta>
</file>